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42">
      <style:text-properties style:font-name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size="15pt" fo:font-weight="bold" style:font-size-asian="15pt" style:font-weight-asian="bold" style:font-size-complex="15pt" style:font-weight-complex="bold"/>
    </style:style>
    <style:style style:name="P4" style:family="paragraph" style:list-style-name="L51">
      <style:text-properties style:font-name="Arial1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list-style-name="L5"/>
    <style:style style:name="P7" style:family="paragraph" style:list-style-name="L8"/>
    <style:style style:name="P8" style:family="paragraph" style:list-style-name="L22"/>
    <style:style style:name="P9" style:family="paragraph" style:list-style-name="L26"/>
    <style:style style:name="P10" style:family="paragraph" style:list-style-name="L29"/>
    <style:style style:name="P11" style:family="paragraph" style:list-style-name="L32"/>
    <style:style style:name="P12" style:family="paragraph" style:list-style-name="L35"/>
    <style:style style:name="P13" style:family="paragraph" style:list-style-name="L38"/>
    <style:style style:name="P14" style:family="paragraph" style:list-style-name="L41"/>
    <style:style style:name="P15" style:family="paragraph" style:list-style-name="L45"/>
    <style:style style:name="P16" style:family="paragraph" style:list-style-name="L48"/>
    <style:style style:name="P17" style:family="paragraph" style:list-style-name="L51"/>
    <style:style style:name="P18" style:family="paragraph" style:list-style-name="L58"/>
    <style:style style:name="P19" style:family="paragraph" style:list-style-name="L65"/>
    <style:style style:name="P20" style:family="paragraph" style:list-style-name="L70"/>
    <style:style style:name="P21" style:family="paragraph" style:list-style-name="L74"/>
    <style:style style:name="P22" style:family="paragraph" style:list-style-name="L77"/>
    <style:style style:name="P23" style:family="paragraph" style:list-style-name="L80"/>
    <style:style style:name="P24" style:family="paragraph" style:list-style-name="L84"/>
    <style:style style:name="P25" style:family="paragraph" style:list-style-name="L86"/>
    <style:style style:name="P26" style:family="paragraph" style:list-style-name="L88"/>
    <style:style style:name="P27" style:family="paragraph" style:list-style-name="L95"/>
    <style:style style:name="P28" style:family="paragraph" style:list-style-name="L18">
      <style:text-properties style:font-name="Arial1"/>
    </style:style>
    <style:style style:name="P29" style:family="paragraph" style:list-style-name="L22">
      <style:text-properties style:font-name="Arial1"/>
    </style:style>
    <style:style style:name="P30" style:family="paragraph" style:list-style-name="L26">
      <style:text-properties style:font-name="Arial1"/>
    </style:style>
    <style:style style:name="P31" style:family="paragraph" style:list-style-name="L32">
      <style:text-properties style:font-name="Arial1"/>
    </style:style>
    <style:style style:name="P32" style:family="paragraph" style:list-style-name="L35">
      <style:text-properties style:font-name="Arial1"/>
    </style:style>
    <style:style style:name="P33" style:family="paragraph" style:list-style-name="L41">
      <style:text-properties style:font-name="Arial1"/>
    </style:style>
    <style:style style:name="P34" style:family="paragraph" style:list-style-name="L45">
      <style:text-properties style:font-name="Arial1"/>
    </style:style>
    <style:style style:name="P35" style:family="paragraph" style:list-style-name="L77">
      <style:text-properties style:font-name="Arial1"/>
    </style:style>
    <style:style style:name="P36" style:family="paragraph" style:parent-style-name="Text_20_body">
      <style:text-properties style:font-name="Arial1"/>
    </style:style>
    <style:style style:name="T1" style:family="text">
      <style:text-properties officeooo:rsid="000bf2aa"/>
    </style:style>
    <style:style style:name="T2" style:family="text">
      <style:text-properties officeooo:rsid="000d7979"/>
    </style:style>
    <style:style style:name="T3" style:family="text">
      <style:text-properties officeooo:rsid="000eff91"/>
    </style:style>
    <style:style style:name="T4" style:family="text">
      <style:text-properties style:font-name="Arial1"/>
    </style:style>
    <style:style style:name="T5" style:family="text">
      <style:text-properties style:font-name="Arial1" officeooo:rsid="000bf2aa"/>
    </style:style>
    <style:style style:name="T6" style:family="text">
      <style:text-properties style:font-name="Arial1" officeooo:rsid="000d7979"/>
    </style:style>
    <style:style style:name="T7" style:family="text">
      <style:text-properties style:font-name="Arial1" officeooo:rsid="000eff91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style:font-name="Arial1" fo:font-size="11pt" officeooo:rsid="000bf2aa" style:font-size-asian="11pt" style:font-size-complex="11pt"/>
    </style:style>
    <style:style style:name="T10" style:family="text">
      <style:text-properties style:font-name="Arial1" fo:font-size="11pt" officeooo:rsid="000d7979" style:font-size-asian="11pt" style:font-size-complex="11pt"/>
    </style:style>
    <style:style style:name="T11" style:family="text">
      <style:text-properties style:font-name="Arial1" fo:font-size="11pt" officeooo:rsid="000eff91" style:font-size-asian="11pt" style:font-size-complex="11pt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61c2" style:font-weight-asian="bold" style:font-weight-complex="bold"/>
    </style:style>
    <style:style style:name="T16" style:family="text">
      <style:text-properties officeooo:rsid="000f61c2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vaux pratiques – Application Mes Voyages</text:p>
      <text:p text:style-name="P2"/>
      <text:p text:style-name="P3">Étape 1 : Préparation des outils et construction des bases de l'application</text:p>
      <text:p text:style-name="P2"/>
      <text:p text:style-name="P2"><text:span text:style-name="T14">Tâche 1</text:span> : Installations des outils</text:p>
      <text:p text:style-name="P2"/>
      <text:list xml:id="list2975027708" text:style-name="L5">
        <text:list-item>
          <text:p text:style-name="Text_20_body"><text:span text:style-name="T4">Mise en place de </text:span><text:span text:style-name="Strong_20_Emphasis"><text:span text:style-name="T4">WampServer</text:span></text:span><text:span text:style-name="T4"> pour héberger le projet localement.</text:span></text:p>
        </text:list-item>
        <text:list-item>
          <text:p text:style-name="Text_20_body"><text:span text:style-name="T4">Installation de </text:span><text:span text:style-name="Strong_20_Emphasis"><text:span text:style-name="T4">Composer</text:span></text:span><text:span text:style-name="T4"> pour la gestion des dépendances PHP.</text:span></text:p>
        </text:list-item>
        <text:list-item>
          <text:p text:style-name="Text_20_body"><text:span text:style-name="T4">Installation de </text:span><text:span text:style-name="Strong_20_Emphasis"><text:span text:style-name="T4">Git</text:span></text:span><text:span text:style-name="T4"> pour le versioning.</text:span></text:p>
        </text:list-item>
        <text:list-item>
          <text:p text:style-name="Text_20_body"><text:span text:style-name="T4">Configuration de </text:span><text:span text:style-name="Strong_20_Emphasis"><text:span text:style-name="T4">NetBeans</text:span></text:span><text:span text:style-name="T4"> comme IDE principal.</text:span></text:p>
        </text:list-item>
      </text:list>
      <text:p text:style-name="P2"/>
      <text:p text:style-name="P2"><text:span text:style-name="T14">Tâche 2</text:span> : Création du projet Symfony</text:p>
      <text:p text:style-name="P2"/>
      <text:list text:style-name="L8">
        <text:list-item>
          <text:p text:style-name="Text_20_body"><text:span text:style-name="T4">Initialisation d’un projet avec Symfony via la commande </text:span><text:span text:style-name="Source_20_Text"><text:span text:style-name="T4">composer create-project</text:span></text:span><text:span text:style-name="T4">.</text:span></text:p>
        </text:list-item>
        <text:list-item>
          <text:p text:style-name="Text_20_body"><text:span text:style-name="T4">Ajout des composants nécessaires (</text:span><text:span text:style-name="Source_20_Text"><text:span text:style-name="T4">webapp</text:span></text:span><text:span text:style-name="T4">, </text:span><text:span text:style-name="Source_20_Text"><text:span text:style-name="T4">apache-pack</text:span></text:span><text:span text:style-name="T4">) pour en faire un site web.</text:span></text:p>
        </text:list-item>
      </text:list>
      <text:p text:style-name="P2"/>
      <text:p text:style-name="P2"><text:span text:style-name="T14">Tâche 3 </text:span>: Configuration du dépôt Git</text:p>
      <text:p text:style-name="P2"/>
      <text:list xml:id="list2132098174" text:style-name="L18">
        <text:list-item>
          <text:p text:style-name="Text_20_body">Initialisation d’un dépôt Git local.</text:p>
        </text:list-item>
        <text:list-item>
          <text:p text:style-name="Text_20_body">Création d’un dépôt distant sur GitHub et liaison entre les deux.</text:p>
        </text:list-item>
        <text:list-item>
          <text:p text:style-name="Text_20_body">Réalisation de plusieurs commits correspondant aux étapes du projet.</text:p>
        </text:list-item>
      </text:list>
      <text:p text:style-name="P2"><text:span text:style-name="T14">Tâche 4</text:span> : Début du développement de l’application</text:p>
      <text:p text:style-name="P2"/>
      <text:list xml:id="list2016438133" text:style-name="L22">
        <text:list-item>
          <text:p text:style-name="Text_20_body"><text:span text:style-name="T4">Création d’un </text:span><text:span text:style-name="Strong_20_Emphasis"><text:span text:style-name="T4">contrôleur</text:span></text:span><text:span text:style-name="T4"> et d’une </text:span><text:span text:style-name="Strong_20_Emphasis"><text:span text:style-name="T4">route</text:span></text:span><text:span text:style-name="T4"> d’accueil ("/") affichant une page "Hello world !".</text:span></text:p>
        </text:list-item>
        <text:list-item>
          <text:p text:style-name="Text_20_body"><text:span text:style-name="T4">Intégration de </text:span><text:span text:style-name="Strong_20_Emphasis"><text:span text:style-name="T4">Twig</text:span></text:span><text:span text:style-name="T4">, le moteur de templates, pour générer les vues.</text:span></text:p>
        </text:list-item>
        <text:list-item>
          <text:p text:style-name="Text_20_body">Mise en place de plusieurs pages (accueil, voyages) avec navigation via des routes nommées.</text:p>
        </text:list-item>
        <text:list-item>
          <text:p text:style-name="Text_20_body"><text:span text:style-name="T4">Utilisation de </text:span><text:span text:style-name="Strong_20_Emphasis"><text:span text:style-name="T4">Bootstrap</text:span></text:span><text:span text:style-name="T4"> pour styliser l’interface et créer une barre de navigation responsive.</text:span></text:p>
        </text:list-item>
      </text:list>
      <text:p text:style-name="P2"><text:span text:style-name="T14">Tâche 5</text:span> : Structuration avec Symfony</text:p>
      <text:p text:style-name="P2"/>
      <text:list xml:id="list998529256" text:style-name="L26">
        <text:list-item>
          <text:p text:style-name="Text_20_body"><text:span text:style-name="T4">Utilisation du modèle MVC avec les fichiers dans </text:span><text:span text:style-name="Source_20_Text"><text:span text:style-name="T4">src</text:span></text:span><text:span text:style-name="T4">, </text:span><text:span text:style-name="Source_20_Text"><text:span text:style-name="T4">templates</text:span></text:span><text:span text:style-name="T4">, </text:span><text:span text:style-name="Source_20_Text"><text:span text:style-name="T4">public</text:span></text:span><text:span text:style-name="T4">, etc.</text:span></text:p>
        </text:list-item>
        <text:list-item>
          <text:p text:style-name="Text_20_body"><text:span text:style-name="T4">Définition des environnements de travail (</text:span><text:span text:style-name="Source_20_Text"><text:span text:style-name="T4">dev</text:span></text:span><text:span text:style-name="T4"> par défaut).</text:span></text:p>
        </text:list-item>
        <text:list-item>
          <text:p text:style-name="Text_20_body">Compréhension du fonctionnement d'une requête HTTP dans Symfony.</text:p>
        </text:list-item>
      </text:list>
      <text:p text:style-name="P2"/>
      <text:p text:style-name="P3">Étape 2 : ORM avec Doctrine</text:p>
      <text:p text:style-name="P2"/>
      <text:p text:style-name="P2"><text:span text:style-name="T14">Tâche 1</text:span> : Connexion à la base de données</text:p>
      <text:p text:style-name="P2"/>
      <text:list xml:id="list1494882074" text:style-name="L29">
        <text:list-item>
          <text:p text:style-name="Text_20_body"><text:span text:style-name="T4">Configuration de l'accès dans le fichier </text:span><text:span text:style-name="Source_20_Text"><text:span text:style-name="T4">.env</text:span></text:span><text:span text:style-name="T4">.</text:span></text:p>
        </text:list-item>
        <text:list-item>
          <text:p text:style-name="Text_20_body"><text:span text:style-name="T4">Création de la base </text:span><text:span text:style-name="Source_20_Text"><text:span text:style-name="T4">voyages</text:span></text:span><text:span text:style-name="T4"> via la commande Symfony.</text:span></text:p>
        </text:list-item>
      </text:list>
      <text:p text:style-name="P2"><text:soft-page-break/><text:span text:style-name="T14">Tâche 2</text:span> : Création de l’Entity Visite</text:p>
      <text:p text:style-name="P2"/>
      <text:list text:style-name="L32">
        <text:list-item>
          <text:p text:style-name="Text_20_body"><text:span text:style-name="T4">Utilisation de la commande </text:span><text:span text:style-name="Source_20_Text"><text:span text:style-name="T4">make:entity</text:span></text:span><text:span text:style-name="T4"> pour générer la classe et ses propriétés (ville, pays, date, note, avis...).</text:span></text:p>
        </text:list-item>
        <text:list-item>
          <text:p text:style-name="Text_20_body">Génération et exécution des migrations pour créer la table correspondante.</text:p>
        </text:list-item>
      </text:list>
      <text:p text:style-name="P2"/>
      <text:p text:style-name="P2"><text:span text:style-name="T14">Tâche 3</text:span> : Remplissage de la base</text:p>
      <text:p text:style-name="P2"/>
      <text:list text:style-name="L35">
        <text:list-item>
          <text:p text:style-name="Text_20_body">Génération de données de test (100 enregistrements) via [generatedata.com].</text:p>
        </text:list-item>
        <text:list-item>
          <text:p text:style-name="Text_20_body"><text:span text:style-name="T4">Insertion dans </text:span><text:span text:style-name="Source_20_Text"><text:span text:style-name="T4">phpMyAdmin</text:span></text:span><text:span text:style-name="T4">.</text:span></text:p>
        </text:list-item>
      </text:list>
      <text:p text:style-name="P2"/>
      <text:p text:style-name="P2"><text:span text:style-name="T14">Tâche 4</text:span> : Affichage des données</text:p>
      <text:p text:style-name="P2"/>
      <text:list xml:id="list772834349" text:style-name="L38">
        <text:list-item>
          <text:p text:style-name="Text_20_body"><text:span text:style-name="T4">Utilisation de la méthode </text:span><text:span text:style-name="Source_20_Text"><text:span text:style-name="T4">findAll()</text:span></text:span><text:span text:style-name="T4"> dans le contrôleur pour récupérer les enregistrements.</text:span></text:p>
        </text:list-item>
        <text:list-item>
          <text:p text:style-name="Text_20_body"><text:span text:style-name="T4">Transmission à la vue </text:span><text:span text:style-name="Source_20_Text"><text:span text:style-name="T4">voyages.html.twig</text:span></text:span><text:span text:style-name="T4"> avec affichage dynamique dans un tableau.</text:span></text:p>
        </text:list-item>
      </text:list>
      <text:p text:style-name="P2"/>
      <text:p text:style-name="P2"><text:span text:style-name="T14">Tâche 5</text:span> : Tri et filtrage</text:p>
      <text:p text:style-name="P2"/>
      <text:list xml:id="list218846483" text:style-name="L41">
        <text:list-item>
          <text:p text:style-name="Text_20_body"><text:span text:style-name="T4">Ajout de méthodes personnalisées dans le repository pour trier (</text:span><text:span text:style-name="Source_20_Text"><text:span text:style-name="T4">findAllOrderBy</text:span></text:span><text:span text:style-name="T4">) ou filtrer (</text:span><text:span text:style-name="Source_20_Text"><text:span text:style-name="T4">findByEqualValue</text:span></text:span><text:span text:style-name="T4">) les résultats.</text:span></text:p>
        </text:list-item>
        <text:list-item>
          <text:p text:style-name="Text_20_body">Création de routes et formulaires Twig pour l’interaction utilisateur.</text:p>
        </text:list-item>
      </text:list>
      <text:p text:style-name="P2"/>
      <text:p text:style-name="P2"><text:span text:style-name="T14">Tâche 6</text:span> : Affichage détaillé d’une visite</text:p>
      <text:p text:style-name="P2"/>
      <text:list text:style-name="L42">
        <text:list-item>
          <text:p text:style-name="Standard">Création d'une nouvelle vue avec un lien sur chaque ville pour afficher les détails complets d'une visite. </text:p>
        </text:list-item>
      </text:list>
      <text:p text:style-name="P2"/>
      <text:p text:style-name="P2"><text:span text:style-name="T14">Tâche 7</text:span> : Interface d’administration</text:p>
      <text:p text:style-name="P2"/>
      <text:list xml:id="list337310784" text:style-name="L45">
        <text:list-item>
          <text:p text:style-name="Text_20_body"><text:span text:style-name="T4">Création d’un contrôleur et de vues spécifiques pour gérer l'administration (</text:span><text:span text:style-name="Source_20_Text"><text:span text:style-name="T4">admin.voyages.html.twig</text:span></text:span><text:span text:style-name="T4">).</text:span></text:p>
        </text:list-item>
        <text:list-item>
          <text:p text:style-name="Text_20_body">Implémentation de la suppression d’enregistrements avec confirmation.</text:p>
        </text:list-item>
      </text:list>
      <text:p text:style-name="P2"/>
      <text:p text:style-name="P2"><text:span text:style-name="T14">Tâche 8</text:span> : Modification et ajout de visites</text:p>
      <text:p text:style-name="P2"/>
      <text:list text:style-name="L48">
        <text:list-item>
          <text:p text:style-name="Text_20_body"><text:span text:style-name="T4">Création de formulaires Symfony (</text:span><text:span text:style-name="Source_20_Text"><text:span text:style-name="T4">VisiteType</text:span></text:span><text:span text:style-name="T4">) pour modifier et ajouter des visites.</text:span></text:p>
        </text:list-item>
        <text:list-item>
          <text:p text:style-name="Text_20_body"><text:span text:style-name="T4">Gestion des actions dans le contrôleur avec les méthodes </text:span><text:span text:style-name="Source_20_Text"><text:span text:style-name="T4">add()</text:span></text:span><text:span text:style-name="T4"> et </text:span><text:span text:style-name="Source_20_Text"><text:span text:style-name="T4">edit()</text:span></text:span><text:span text:style-name="T4">.</text:span></text:p>
        </text:list-item>
      </text:list>
      <text:p text:style-name="P2"/>
      <text:p text:style-name="P2"><text:span text:style-name="T14">Tâche 9</text:span> : Gestion de relations entre tables</text:p>
      <text:list text:style-name="L51">
        <text:list-header>
          <text:p text:style-name="Standard"/>
        </text:list-header>
        <text:list-item>
          <text:p text:style-name="Text_20_body"><text:span text:style-name="T4">Création de l’Entity </text:span><text:span text:style-name="Source_20_Text"><text:span text:style-name="T4">Environnement</text:span></text:span><text:span text:style-name="T4">.</text:span></text:p>
        </text:list-item>
        <text:list-item>
          <text:p text:style-name="Text_20_body"><text:span text:style-name="T4">Mise en place d’une relation </text:span><text:span text:style-name="Strong_20_Emphasis"><text:span text:style-name="T4">ManyToMany</text:span></text:span><text:span text:style-name="T4"> entre </text:span><text:span text:style-name="Source_20_Text"><text:span text:style-name="T4">Visite</text:span></text:span><text:span text:style-name="T4"> et </text:span><text:span text:style-name="Source_20_Text"><text:span text:style-name="T4">Environnement</text:span></text:span><text:span text:style-name="T4">.</text:span></text:p>
        </text:list-item>
      </text:list>
      <text:p text:style-name="P2"/>
      <text:p text:style-name="P3"/>
      <text:p text:style-name="P3">Étape 3 : Ajout de Bundles</text:p>
      <text:p text:style-name="P2"/>
      <text:p text:style-name="P2"><text:soft-page-break/><text:span text:style-name="T14">Tâche 1</text:span> : Ajout d’images aux visites avec le bundle VichUploaderBundle </text:p>
      <text:p text:style-name="P2"/>
      <text:list xml:id="list2636613694" text:style-name="L58">
        <text:list-item>
          <text:p text:style-name="Text_20_body"><text:span text:style-name="T4">Recherche du bundle via <text:s/>Packagist et installation avec </text:span><text:span text:style-name="Source_20_Text"><text:span text:style-name="T4">composer require vich/uploader-bundle 2.3.2</text:span></text:span><text:span text:style-name="T4">.</text:span></text:p>
        </text:list-item>
        <text:list-item>
          <text:p text:style-name="Text_20_body"><text:span text:style-name="T4">Configuration du mapping dans </text:span><text:span text:style-name="Source_20_Text"><text:span text:style-name="T4">vich_uploader.yaml</text:span></text:span><text:span text:style-name="T4"> pour stocker les images dans </text:span><text:span text:style-name="Source_20_Text"><text:span text:style-name="T4">/public/images/visites</text:span></text:span><text:span text:style-name="T4">.</text:span></text:p>
        </text:list-item>
        <text:list-item>
          <text:p text:style-name="Text_20_body"><text:span text:style-name="T4">Modification de l’</text:span><text:span text:style-name="Strong_20_Emphasis"><text:span text:style-name="T4">Entity </text:span></text:span><text:span text:style-name="Strong_20_Emphasis"><text:span text:style-name="Source_20_Text"><text:span text:style-name="T4">Visite</text:span></text:span></text:span><text:span text:style-name="T4"> pour inclure les champs nécessaires (</text:span><text:span text:style-name="Source_20_Text"><text:span text:style-name="T4">imageFile</text:span></text:span><text:span text:style-name="T4">, </text:span><text:span text:style-name="Source_20_Text"><text:span text:style-name="T4">imageName</text:span></text:span><text:span text:style-name="T4">, etc.) et gestion via annotations.</text:span></text:p>
        </text:list-item>
        <text:list-item>
          <text:p text:style-name="Text_20_body"><text:span text:style-name="T4">Intégration du champ de type </text:span><text:span text:style-name="Source_20_Text"><text:span text:style-name="T4">FileType</text:span></text:span><text:span text:style-name="T4"> dans le </text:span><text:span text:style-name="Strong_20_Emphasis"><text:span text:style-name="T4">formulaire admin</text:span></text:span><text:span text:style-name="T4"> (</text:span><text:span text:style-name="Source_20_Text"><text:span text:style-name="T4">VisiteType</text:span></text:span><text:span text:style-name="T4">) pour l’upload.</text:span></text:p>
        </text:list-item>
        <text:list-item>
          <text:p text:style-name="Text_20_body"><text:span text:style-name="T4">Affichage conditionnel de l’image dans l’interface d’administration et dans la </text:span><text:span text:style-name="Strong_20_Emphasis"><text:span text:style-name="T4">vue publique</text:span></text:span><text:span text:style-name="T4"> des visites.</text:span></text:p>
        </text:list-item>
        <text:list-item>
          <text:p text:style-name="Text_20_body"><text:span text:style-name="T4">Mise en place de </text:span><text:span text:style-name="Strong_20_Emphasis"><text:span text:style-name="T4">validations personnalisées</text:span></text:span><text:span text:style-name="T4"> (taille max, format image) avec </text:span><text:span text:style-name="Source_20_Text"><text:span text:style-name="T4">@Assert</text:span></text:span><text:span text:style-name="T4"> et méthode </text:span><text:span text:style-name="Source_20_Text"><text:span text:style-name="T4">validate()</text:span></text:span><text:span text:style-name="T4">.</text:span></text:p>
        </text:list-item>
      </text:list>
      <text:p text:style-name="P2"/>
      <text:p text:style-name="Standard"><text:span text:style-name="T12">Tâche 2</text:span><text:span text:style-name="T4"> : Formulaire de contact et envoi de mail avec </text:span><text:span text:style-name="Source_20_Text"><text:span text:style-name="T4">Symfony Mailer</text:span></text:span><text:span text:style-name="T4"> </text:span></text:p>
      <text:p text:style-name="P2"/>
      <text:list text:style-name="L65">
        <text:list-item>
          <text:p text:style-name="Text_20_body"><text:span text:style-name="T4">Création d’une </text:span><text:span text:style-name="Strong_20_Emphasis"><text:span text:style-name="T4">entité </text:span></text:span><text:span text:style-name="Strong_20_Emphasis"><text:span text:style-name="Source_20_Text"><text:span text:style-name="T4">Contact</text:span></text:span></text:span><text:span text:style-name="T4"> (non reliée à la BDD) avec les champs </text:span><text:span text:style-name="Source_20_Text"><text:span text:style-name="T4">nom</text:span></text:span><text:span text:style-name="T4">, </text:span><text:span text:style-name="Source_20_Text"><text:span text:style-name="T4">email</text:span></text:span><text:span text:style-name="T4">, </text:span><text:span text:style-name="Source_20_Text"><text:span text:style-name="T4">message</text:span></text:span><text:span text:style-name="T4">.</text:span></text:p>
        </text:list-item>
        <text:list-item>
          <text:p text:style-name="Text_20_body"><text:span text:style-name="T4">Création du </text:span><text:span text:style-name="Strong_20_Emphasis"><text:span text:style-name="T4">formulaire </text:span></text:span><text:span text:style-name="Strong_20_Emphasis"><text:span text:style-name="Source_20_Text"><text:span text:style-name="T4">ContactType</text:span></text:span></text:span><text:span text:style-name="T4"> et intégration dans la page </text:span><text:span text:style-name="Source_20_Text"><text:span text:style-name="T4">contact.html.twig</text:span></text:span><text:span text:style-name="T4">.</text:span></text:p>
        </text:list-item>
        <text:list-item>
          <text:p text:style-name="Text_20_body"><text:span text:style-name="T4">Installation et configuration de </text:span><text:span text:style-name="Strong_20_Emphasis"><text:span text:style-name="T4">MailDev</text:span></text:span><text:span text:style-name="T4"> pour le test local des envois de mails (</text:span><text:span text:style-name="Source_20_Text"><text:span text:style-name="T4">MAILER_DSN=smtp://localhost:1025</text:span></text:span><text:span text:style-name="T4">).</text:span></text:p>
        </text:list-item>
        <text:list-item>
          <text:p text:style-name="Text_20_body"><text:span text:style-name="T4">Développement d’une méthode </text:span><text:span text:style-name="Source_20_Text"><text:span text:style-name="T4">sendMail()</text:span></text:span><text:span text:style-name="T4"> dans le contrôleur, utilisant </text:span><text:span text:style-name="Source_20_Text"><text:span text:style-name="T4">MailerInterface</text:span></text:span><text:span text:style-name="T4"> pour envoyer un email avec les données du formulaire.</text:span></text:p>
        </text:list-item>
        <text:list-item>
          <text:p text:style-name="Text_20_body"><text:span text:style-name="T4">Création d’un </text:span><text:span text:style-name="Strong_20_Emphasis"><text:span text:style-name="T4">template HTML de mail</text:span></text:span><text:span text:style-name="T4"> </text:span><text:span text:style-name="Source_20_Text"><text:span text:style-name="T4">_email.html.twig</text:span></text:span><text:span text:style-name="T4"> pour styliser le message.</text:span></text:p>
        </text:list-item>
        <text:list-item>
          <text:p text:style-name="Text_20_body"><text:span text:style-name="T4">Mise en place de </text:span><text:span text:style-name="Strong_20_Emphasis"><text:span text:style-name="T4">messages flash</text:span></text:span><text:span text:style-name="T4"> pour confirmer à l’utilisateur l’envoi du message.</text:span></text:p>
        </text:list-item>
      </text:list>
      <text:p text:style-name="P2"/>
      <text:p text:style-name="P3">Étape 4 : Sécurité </text:p>
      <text:p text:style-name="P2"/>
      <text:p text:style-name="P2"><text:span text:style-name="T14">Tâche 1</text:span> : Identification des failles courantes </text:p>
      <text:p text:style-name="Text_20_body"><text:span text:style-name="Strong_20_Emphasis"><text:span text:style-name="T4"/></text:span></text:p>
      <text:list text:style-name="L70">
        <text:list-item>
          <text:p text:style-name="Text_20_body"><text:span text:style-name="Strong_20_Emphasis"><text:span text:style-name="T4">Injection SQL</text:span></text:span><text:span text:style-name="T4"> : prévention via requêtes paramétrées (pas de concaténation).</text:span></text:p>
        </text:list-item>
        <text:list-item>
          <text:p text:style-name="Text_20_body"><text:span text:style-name="Strong_20_Emphasis"><text:span text:style-name="T4">XSS (Cross-site Scripting)</text:span></text:span><text:span text:style-name="T4"> : protection contre l’injection de scripts dans les champs utilisateurs.</text:span></text:p>
        </text:list-item>
        <text:list-item>
          <text:p text:style-name="Text_20_body"><text:span text:style-name="Strong_20_Emphasis"><text:span text:style-name="T4">Upload de fichiers</text:span></text:span><text:span text:style-name="T4"> : vigilance sur les extensions de fichiers et le nommage.</text:span></text:p>
        </text:list-item>
        <text:list-item>
          <text:p text:style-name="Text_20_body"><text:span text:style-name="Strong_20_Emphasis"><text:span text:style-name="T4">CSRF (Cross-Site Request Forgery)</text:span></text:span><text:span text:style-name="T4"> : utilisation de tokens pour valider l’origine des requêtes.</text:span></text:p>
        </text:list-item>
      </text:list>
      <text:p text:style-name="P36"/>
      <text:p text:style-name="P36"/>
      <text:p text:style-name="P36"><text:span text:style-name="T14">T</text:span><text:span text:style-name="T15">â</text:span><text:span text:style-name="T14">che 2</text:span> : Sécurisation des formulaires </text:p>
      <text:p text:style-name="P36"/>
      <text:list xml:id="list2100682765" text:style-name="L74">
        <text:list-item>
          <text:p text:style-name="Text_20_body"><text:soft-page-break/><text:span text:style-name="Strong_20_Emphasis"><text:span text:style-name="T4">Contrôle de saisie</text:span></text:span><text:span text:style-name="T4"> : types de champs et contraintes définies (ex. : note entre 0 et 20).</text:span></text:p>
        </text:list-item>
        <text:list-item>
          <text:p text:style-name="Text_20_body"><text:span text:style-name="Strong_20_Emphasis"><text:span text:style-name="T4">Token CSRF automatique</text:span></text:span><text:span text:style-name="T4"> : inclus par défaut dans les formulaires générés par Symfony.</text:span></text:p>
        </text:list-item>
        <text:list-item>
          <text:p text:style-name="Text_20_body"><text:span text:style-name="Strong_20_Emphasis"><text:span text:style-name="T4">Ajout manuel de token CSRF</text:span></text:span><text:span text:style-name="T4"> : pour les formulaires simples, ajout d’un champ caché et vérification côté contrôleur.</text:span></text:p>
        </text:list-item>
      </text:list>
      <text:p text:style-name="P36"/>
      <text:p text:style-name="P2"><text:span text:style-name="T14">Tâche 3</text:span> : Sécurisation des requêtes Doctrine </text:p>
      <text:p text:style-name="P2"/>
      <text:list xml:id="list3559866823" text:style-name="L77">
        <text:list-item>
          <text:p text:style-name="Text_20_body"><text:span text:style-name="T4">Utilisation obligatoire de </text:span><text:span text:style-name="Source_20_Text"><text:span text:style-name="T4">setParameter()</text:span></text:span><text:span text:style-name="T4"> pour intégrer les données utilisateurs dans les requêtes.</text:span></text:p>
        </text:list-item>
        <text:list-item>
          <text:p text:style-name="Text_20_body">Éviter toute concaténation directe dans les requêtes.</text:p>
        </text:list-item>
      </text:list>
      <text:p text:style-name="P2"/>
      <text:p text:style-name="P2"><text:span text:style-name="T17">Étape 5 : Les Tests</text:span> </text:p>
      <text:p text:style-name="P2"/>
      <text:p text:style-name="P2"><text:span text:style-name="T14">Tâche 1</text:span> : Introduction aux tests</text:p>
      <text:p text:style-name="P2"/>
      <text:list xml:id="list1737174998" text:style-name="L80">
        <text:list-item>
          <text:p text:style-name="Text_20_body"><text:span text:style-name="T4">Présentation des 4 niveaux : </text:span><text:span text:style-name="Strong_20_Emphasis"><text:span text:style-name="T4">unitaires</text:span></text:span><text:span text:style-name="T4">, </text:span><text:span text:style-name="Strong_20_Emphasis"><text:span text:style-name="T4">intégration</text:span></text:span><text:span text:style-name="T4">, </text:span><text:span text:style-name="Strong_20_Emphasis"><text:span text:style-name="T4">fonctionnels</text:span></text:span><text:span text:style-name="T4"> et </text:span><text:span text:style-name="Strong_20_Emphasis"><text:span text:style-name="T4">acceptation</text:span></text:span><text:span text:style-name="T4">.</text:span></text:p>
        </text:list-item>
        <text:list-item>
          <text:p text:style-name="Text_20_body"><text:span text:style-name="T4">Introduction aux concepts de </text:span><text:span text:style-name="Strong_20_Emphasis"><text:span text:style-name="T4">TDD</text:span></text:span><text:span text:style-name="T4"> (Test Driven Development) et </text:span><text:span text:style-name="Strong_20_Emphasis"><text:span text:style-name="T4">tests de non-régression</text:span></text:span><text:span text:style-name="T4">.</text:span></text:p>
        </text:list-item>
      </text:list>
      <text:p text:style-name="P2"/>
      <text:p text:style-name="P2"><text:span text:style-name="T14">Tâche 2</text:span> : Tests unitaires (TestCase) </text:p>
      <text:p text:style-name="P2"/>
      <text:list xml:id="list1586422918" text:style-name="L84">
        <text:list-item>
          <text:p text:style-name="Text_20_body"><text:span text:style-name="T4">Création d’une classe </text:span><text:span text:style-name="Source_20_Text"><text:span text:style-name="T4">VisiteTest</text:span></text:span><text:span text:style-name="T4">.</text:span></text:p>
        </text:list-item>
        <text:list-item>
          <text:p text:style-name="Text_20_body"><text:span text:style-name="T4">Écriture d’un test sur une méthode (ex : </text:span><text:span text:style-name="Source_20_Text"><text:span text:style-name="T4">getDatecreationString()</text:span></text:span><text:span text:style-name="T4">).</text:span></text:p>
        </text:list-item>
        <text:list-item>
          <text:p text:style-name="Text_20_body"><text:span text:style-name="T4">Utilisation des assertions de </text:span><text:span text:style-name="Source_20_Text"><text:span text:style-name="T4">PHPUnit</text:span></text:span><text:span text:style-name="T4"> (</text:span><text:span text:style-name="Source_20_Text"><text:span text:style-name="T4">assertEquals</text:span></text:span><text:span text:style-name="T4">, etc.).</text:span></text:p>
        </text:list-item>
      </text:list>
      <text:p text:style-name="P2"/>
      <text:p text:style-name="P2"><text:span text:style-name="T14">Tâche 3</text:span> : Tests d'intégration </text:p>
      <text:p text:style-name="P2"/>
      <text:p text:style-name="Text_20_body"><text:span text:style-name="Strong_20_Emphasis"><text:span text:style-name="T13">Sur les règles de validation (</text:span></text:span><text:span text:style-name="Strong_20_Emphasis"><text:span text:style-name="Source_20_Text"><text:span text:style-name="T13">KernelTestCase</text:span></text:span></text:span><text:span text:style-name="Strong_20_Emphasis"><text:span text:style-name="T13">)</text:span></text:span><text:span text:style-name="T13"> :</text:span></text:p>
      <text:list text:style-name="L86">
        <text:list-item>
          <text:p text:style-name="Text_20_body"><text:span text:style-name="T4">Création de </text:span><text:span text:style-name="Source_20_Text"><text:span text:style-name="T4">VisiteValidationsTest</text:span></text:span><text:span text:style-name="T4">.</text:span></text:p>
        </text:list-item>
        <text:list-item>
          <text:p text:style-name="Text_20_body"><text:span text:style-name="T4">Tests sur les contraintes (ex : </text:span><text:span text:style-name="Source_20_Text"><text:span text:style-name="T4">note</text:span></text:span><text:span text:style-name="T4"> entre 0 et 20, cohérence </text:span><text:span text:style-name="Source_20_Text"><text:span text:style-name="T4">tempmin/tempmax</text:span></text:span><text:span text:style-name="T4">).</text:span></text:p>
        </text:list-item>
        <text:list-item>
          <text:p text:style-name="Text_20_body"><text:span text:style-name="T4">Ajout d’une méthode de validation personnalisée </text:span><text:span text:style-name="Source_20_Text"><text:span text:style-name="T4">assertErrors()</text:span></text:span><text:span text:style-name="T4">.</text:span></text:p>
        </text:list-item>
      </text:list>
      <text:p text:style-name="Text_20_body"><text:span text:style-name="Strong_20_Emphasis"><text:span text:style-name="T13">Sur les repositories </text:span></text:span><text:span text:style-name="T13">:</text:span></text:p>
      <text:list text:style-name="L88">
        <text:list-item>
          <text:p text:style-name="Text_20_body"><text:span text:style-name="T4">Création de </text:span><text:span text:style-name="Source_20_Text"><text:span text:style-name="T4">VisiteRepositoryTest</text:span></text:span><text:span text:style-name="T4">.</text:span></text:p>
        </text:list-item>
        <text:list-item>
          <text:p text:style-name="Text_20_body"><text:span text:style-name="T4">Test des méthodes comme </text:span><text:span text:style-name="Source_20_Text"><text:span text:style-name="T4">count</text:span></text:span><text:span text:style-name="T4">, </text:span><text:span text:style-name="Source_20_Text"><text:span text:style-name="T4">add</text:span></text:span><text:span text:style-name="T4">, </text:span><text:span text:style-name="Source_20_Text"><text:span text:style-name="T4">remove</text:span></text:span><text:span text:style-name="T4">, </text:span><text:span text:style-name="Source_20_Text"><text:span text:style-name="T4">findByEqualValue</text:span></text:span><text:span text:style-name="T4">.</text:span></text:p>
        </text:list-item>
        <text:list-item>
          <text:p text:style-name="Text_20_body"><text:span text:style-name="T4">Utilisation d’une </text:span><text:span text:style-name="Strong_20_Emphasis"><text:span text:style-name="T4">base de données de test</text:span></text:span><text:span text:style-name="T4"> (</text:span><text:span text:style-name="Source_20_Text"><text:span text:style-name="T4">voyages_test</text:span></text:span><text:span text:style-name="T4">) + </text:span><text:span text:style-name="Source_20_Text"><text:span text:style-name="T4">dama/doctrine-test-bundle</text:span></text:span><text:span text:style-name="T4"> pour rollback automatique.</text:span></text:p>
        </text:list-item>
      </text:list>
      <text:p text:style-name="P2"/>
      <text:p text:style-name="P2"/>
      <text:p text:style-name="P2"><text:span text:style-name="T14">Tâche 4</text:span> : Test fonctionnels</text:p>
      <text:p text:style-name="P2"/>
      <text:list xml:id="list3790958184" text:style-name="L95">
        <text:list-item>
          <text:p text:style-name="Text_20_body"><text:span text:style-name="T4">Création de </text:span><text:span text:style-name="Source_20_Text"><text:span text:style-name="T4">VoyagesControllerTest</text:span></text:span><text:span text:style-name="T4">.</text:span></text:p>
        </text:list-item>
        <text:list-item>
          <text:p text:style-name="Text_20_body"><text:span text:style-name="T4">Tests de la route </text:span><text:span text:style-name="Source_20_Text"><text:span text:style-name="T4">/voyages</text:span></text:span><text:span text:style-name="T4">, du contenu (ex : présence du titre </text:span><text:span text:style-name="Source_20_Text"><text:span text:style-name="T4">Mes voyages</text:span></text:span><text:span text:style-name="T4">), des balises HTML, et du comportement des </text:span><text:span text:style-name="Strong_20_Emphasis"><text:span text:style-name="T4">liens</text:span></text:span><text:span text:style-name="T4"> et </text:span><text:span text:style-name="Strong_20_Emphasis"><text:span text:style-name="T4">formulaires de filtre</text:span></text:span><text:span text:style-name="T4">.</text:span></text:p>
        </text:list-item>
        <text:list-item>
          <text:p text:style-name="Text_20_body"><text:soft-page-break/><text:span text:style-name="T4">Utilisation de </text:span><text:span text:style-name="Source_20_Text"><text:span text:style-name="T4">client</text:span></text:span><text:span text:style-name="T4">, </text:span><text:span text:style-name="Source_20_Text"><text:span text:style-name="T4">crawler</text:span></text:span><text:span text:style-name="T4"> et assertions comme </text:span><text:span text:style-name="Source_20_Text"><text:span text:style-name="T4">assertResponseStatusCodeSame</text:span></text:span><text:span text:style-name="T4">, </text:span><text:span text:style-name="Source_20_Text"><text:span text:style-name="T4">assertSelectorTextContains</text:span></text:span><text:span text:style-name="T4">, etc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1:26:16.324000000</meta:creation-date>
    <dc:date>2025-05-02T12:40:14.309000000</dc:date>
    <meta:editing-duration>PT1H13M55S</meta:editing-duration>
    <meta:editing-cycles>5</meta:editing-cycles>
    <meta:generator>LibreOffice/7.4.0.3$Windows_X86_64 LibreOffice_project/f85e47c08ddd19c015c0114a68350214f7066f5a</meta:generator>
    <meta:document-statistic meta:table-count="0" meta:image-count="0" meta:object-count="0" meta:page-count="5" meta:paragraph-count="100" meta:word-count="1019" meta:character-count="6627" meta:non-whitespace-character-count="5764"/>
  </office:meta>
</office:document-meta>
</file>